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</style:style>
    <style:style style:name="ce21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2"/>
        <table:table-column table:style-name="co17" table:default-cell-style-name="ce22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8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9"/>
          <table:covered-table-cell table:style-name="ce20"/>
          <table:table-cell table:style-name="ce20"/>
          <table:table-cell table:number-columns-repeated="2"/>
          <table:table-cell table:style-name="ce26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5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3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4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7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7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3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3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3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4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1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7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3" office:value-type="string" calcext:value-type="string">
            <text:p>bunch of files changed</text:p>
          </table:table-cell>
          <table:table-cell table:style-name="ce23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00/00/0000</text:date>, <text:time style:data-style-name="N2" text:time-value="11:38:03.089358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2T11:38:09.368075662</dc:date>
    <meta:editing-duration>P6DT10H52M9S</meta:editing-duration>
    <meta:editing-cycles>228</meta:editing-cycles>
    <meta:generator>LibreOffice/5.1.6.2$Linux_X86_64 LibreOffice_project/10m0$Build-2</meta:generator>
    <meta:document-statistic meta:table-count="1" meta:cell-count="827" meta:object-count="0"/>
  </office:meta>
</office:document-meta>
</file>